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93cm" fo:margin-left="-0.191cm" fo:margin-top="0cm" fo:margin-bottom="0cm" table:align="left"/>
    </style:style>
    <style:style style:name="Table1.A" style:family="table-column">
      <style:table-column-properties style:column-width="3.729cm"/>
    </style:style>
    <style:style style:name="Table1.B" style:family="table-column">
      <style:table-column-properties style:column-width="6.606cm"/>
    </style:style>
    <style:style style:name="Table1.C" style:family="table-column">
      <style:table-column-properties style:column-width="2.023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1.49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style:min-row-height="1.349cm" fo:keep-together="auto"/>
    </style:style>
    <style:style style:name="Table1.3" style:family="table-row">
      <style:table-row-properties style:min-row-height="1.341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officeooo:rsid="001d0d44" fo:background-color="#ffffff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257c05" officeooo:paragraph-rsid="00257c05" fo:background-color="#ffffff" style:font-name-asian="Calibri1" style:font-size-asian="11pt" style:font-name-complex="Calibri1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0d44" officeooo:paragraph-rsid="001d0d44" fo:background-color="#ffffff" style:font-name-asian="Calibri1" style:font-size-asian="12pt" style:font-name-complex="Calibri1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619d" officeooo:paragraph-rsid="001d619d" fo:background-color="#ffffff" style:font-name-asian="Calibri1" style:font-size-asian="12pt" style:font-name-complex="Calibri1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0.487cm" fo:text-align="justify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officeooo:paragraph-rsid="001d0d44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.353cm" fo:margin-bottom="0cm" style:contextual-spacing="false" fo:line-height="0.487cm" fo:text-align="center" style:justify-single-word="false" fo:keep-together="always" fo:text-indent="0cm" style:auto-text-indent="false" fo:keep-with-next="always"/>
      <style:text-properties fo:color="#800000" style:text-underline-style="solid" style:text-underline-width="auto" style:text-underline-color="font-color" officeooo:rsid="001a37b3" officeooo:paragraph-rsid="001a37b3"/>
    </style:style>
    <style:style style:name="P16" style:family="paragraph" style:parent-style-name="Standard" style:master-page-name="Standard">
      <style:paragraph-properties fo:margin-left="0cm" fo:margin-right="0cm" fo:margin-top="0.847cm" fo:margin-bottom="0cm" style:contextual-spacing="false" fo:line-height="0.487cm" fo:text-align="center" style:justify-single-word="false" fo:keep-together="always" fo:text-indent="0cm" style:auto-text-indent="false" style:page-number="auto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28e068" officeooo:paragraph-rsid="0028e068" fo:background-color="#ffffff" style:font-name-asian="Calibri1" style:font-size-asian="11pt" style:font-name-complex="Calibri1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28e068" officeooo:paragraph-rsid="0028e068" fo:background-color="#ffffff" style:font-name-asian="Calibri1" style:font-size-asian="12pt" style:font-name-complex="Calibri1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619d" officeooo:paragraph-rsid="0029e9d4" fo:background-color="#ffffff" style:font-name-asian="Calibri1" style:font-size-asian="12pt" style:font-name-complex="Calibri1" fo:hyphenate="false" fo:hyphenation-remain-char-count="2" fo:hyphenation-push-char-count="2"/>
    </style:style>
    <style:style style:name="P20" style:family="paragraph" style:parent-style-name="Standard" style:list-style-name="WWNum6">
      <style:paragraph-properties fo:margin-top="0cm" fo:margin-bottom="0.353cm" style:contextual-spacing="false" fo:line-height="0.487cm" fo:text-align="start" style:justify-single-word="false" fo:hyphenation-ladder-count="no-limit">
        <style:tab-stops>
          <style:tab-stop style:position="15.081cm"/>
        </style:tab-stops>
      </style:paragraph-properties>
      <style:text-properties fo:color="#00000a" style:font-name="Calibri" fo:font-size="11pt" fo:letter-spacing="normal" officeooo:rsid="00257c05" officeooo:paragraph-rsid="0028e068" fo:background-color="#ffffff" style:font-name-asian="Calibri1" style:font-size-asian="11pt" style:font-name-complex="Calibri1" fo:hyphenate="false" fo:hyphenation-remain-char-count="2" fo:hyphenation-push-char-count="2"/>
    </style:style>
    <style:style style:name="T1" style:family="text"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T2" style:family="text">
      <style:text-properties fo:color="#00000a" style:font-name="Calibri" fo:font-size="12pt" fo:letter-spacing="normal" fo:font-weight="bold" officeooo:rsid="00207bd3" fo:background-color="#ffffff" style:font-name-asian="Calibri1" style:font-size-asian="12pt" style:font-weight-asian="bold" style:font-name-complex="Calibri1"/>
    </style:style>
    <style:style style:name="T3" style:family="text">
      <style:text-properties fo:color="#00000a" style:font-name="Calibri" fo:font-size="12pt" fo:letter-spacing="normal" fo:font-weight="bold" officeooo:rsid="00234cf1" fo:background-color="#ffffff" style:font-name-asian="Calibri1" style:font-size-asian="12pt" style:font-weight-asian="bold" style:font-name-complex="Calibri1"/>
    </style:style>
    <style:style style:name="T4" style:family="text">
      <style:text-properties fo:color="#00000a" style:font-name="Calibri" fo:font-size="12pt" fo:letter-spacing="normal" fo:font-weight="bold" officeooo:rsid="00257c05" fo:background-color="#ffffff" style:font-name-asian="Calibri1" style:font-size-asian="12pt" style:font-weight-asian="bold" style:font-name-complex="Calibri1"/>
    </style:style>
    <style:style style:name="T5" style:family="text">
      <style:text-properties fo:color="#00000a" style:font-name="Calibri" fo:font-size="12pt" fo:letter-spacing="normal" fo:font-weight="bold" officeooo:rsid="0029e9d4" fo:background-color="#ffffff" style:font-name-asian="Calibri1" style:font-size-asian="12pt" style:font-weight-asian="bold" style:font-name-complex="Calibri1"/>
    </style:style>
    <style:style style:name="T6" style:family="text">
      <style:text-properties fo:color="#00000a" style:font-name="Calibri" fo:font-size="12pt" fo:letter-spacing="normal" fo:background-color="#ffffff" style:font-name-asian="Calibri1" style:font-size-asian="12pt" style:font-name-complex="Calibri1"/>
    </style:style>
    <style:style style:name="T7" style:family="text">
      <style:text-properties fo:color="#00000a" style:font-name="Calibri" fo:font-size="12pt" fo:letter-spacing="normal" fo:font-weight="normal" officeooo:rsid="0027a720" fo:background-color="#ffffff" style:font-name-asian="Calibri1" style:font-size-asian="12pt" style:font-weight-asian="normal" style:font-name-complex="Calibri1" style:font-weight-complex="normal"/>
    </style:style>
    <style:style style:name="T8" style:family="text">
      <style:text-properties officeooo:rsid="00207bd3"/>
    </style:style>
    <style:style style:name="T9" style:family="text">
      <style:text-properties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T10" style:family="text">
      <style:text-properties style:font-name="Cambria" fo:font-size="13pt" fo:letter-spacing="normal" fo:font-weight="bold" officeooo:rsid="001b2c13" fo:background-color="#ffffff" style:font-name-asian="Cambria1" style:font-size-asian="13pt" style:font-weight-asian="bold" style:font-name-complex="Cambria1"/>
    </style:style>
    <style:style style:name="T11" style:family="text">
      <style:text-properties officeooo:rsid="00257c05"/>
    </style:style>
    <style:style style:name="T12" style:family="text">
      <style:text-properties officeooo:rsid="00262474"/>
    </style:style>
    <style:style style:name="T13" style:family="text">
      <style:text-properties fo:font-size="12pt" fo:font-weight="bold" officeooo:rsid="00207bd3" style:font-size-asian="12pt" style:font-weight-asian="bold"/>
    </style:style>
    <style:style style:name="T14" style:family="text">
      <style:text-properties fo:font-size="12pt" fo:font-weight="normal" officeooo:rsid="0027a720" style:font-size-asian="12pt" style:font-weight-asian="normal" style:font-weight-complex="normal"/>
    </style:style>
    <style:style style:name="T15" style:family="text">
      <style:text-properties fo:font-size="12pt" fo:font-weight="normal" officeooo:rsid="0028e068" style:font-size-asian="12pt" style:font-weight-asian="normal" style:font-weight-complex="normal"/>
    </style:style>
    <style:style style:name="T16" style:family="text">
      <style:text-properties officeooo:rsid="0028e068"/>
    </style:style>
    <style:style style:name="T17" style:family="text">
      <style:text-properties officeooo:rsid="0029e9d4"/>
    </style:style>
    <style:style style:name="T18" style:family="text">
      <style:text-properties officeooo:rsid="002b4f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eekly Status Report for the week ending on <text:span text:style-name="T18">11</text:span>-Ju<text:span text:style-name="T12">ly</text:span>-2014</text:p>
      <text:p text:style-name="P15"><text:span text:style-name="T9">Parameterize S</text:span><text:span text:style-name="T10">tring Matching Implementation for Software Plagiarism Check Master</text:span></text:p>
      <text:p text:style-name="P10"/>
      <text:p text:style-name="P1">Brief Summary of the work done during the <text:s/>week</text:p>
      <text:p text:style-name="P4"/>
      <text:list xml:id="list1834270796674295615" text:style-name="WWNum6">
        <text:list-item>
          <text:p text:style-name="P20"><text:span text:style-name="T13"><text:s/></text:span><text:span text:style-name="T14">Implement</text:span><text:span text:style-name="T15">ation of</text:span><text:span text:style-name="T14"> UI</text:span></text:p>
        </text:list-item>
      </text:list>
      <text:p text:style-name="P2"/>
      <text:p text:style-name="P6">Time spent in the project during the week - in hours (member wise)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Members</text:p>
          </table:table-cell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7">Hours spent</text:p>
          </table:table-cell>
          <table:table-cell table:style-name="Table1.A1" office:value-type="string">
            <text:p text:style-name="P7">Status</text:p>
          </table:table-cell>
          <table:table-cell table:style-name="Table1.A1" office:value-type="string">
            <text:p text:style-name="P7">File</text:p>
          </table:table-cell>
        </table:table-row>
        <table:table-row table:style-name="Table1.2">
          <table:table-cell table:style-name="Table1.A1" office:value-type="string">
            <text:p text:style-name="P8">Amit Tomar</text:p>
            <text:p text:style-name="P8">(MT2013008)</text:p>
          </table:table-cell>
          <table:table-cell table:style-name="Table1.A1" office:value-type="string">
            <text:p text:style-name="P17">UI development</text:p>
          </table:table-cell>
          <table:table-cell table:style-name="Table1.A1" office:value-type="string">
            <text:p text:style-name="P9"><text:span text:style-name="T8"><text:s/></text:span><text:span text:style-name="T17">7</text:span></text:p>
          </table:table-cell>
          <table:table-cell table:style-name="Table1.A1" office:value-type="string">
            <text:p text:style-name="P18">In progess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8">Siddhesh Dosi</text:p>
            <text:p text:style-name="P8">(MT2013150)</text:p>
          </table:table-cell>
          <table:table-cell table:style-name="Table1.A1" office:value-type="string">
            <text:p text:style-name="P5"/>
            <text:p text:style-name="P5">UI <text:span text:style-name="T16">Testing and reporting bug.</text:span></text:p>
          </table:table-cell>
          <table:table-cell table:style-name="Table1.A1" office:value-type="string">
            <text:p text:style-name="P19"><text:span text:style-name="T17">7</text:span></text:p>
          </table:table-cell>
          <table:table-cell table:style-name="Table1.A1" office:value-type="string">
            <text:p text:style-name="P9">In progress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8">Srinivas Vaidya(MT2013152)</text:p>
          </table:table-cell>
          <table:table-cell table:style-name="Table1.A1" office:value-type="string">
            <text:p text:style-name="P17"/>
            <text:p text:style-name="P17">Fixing bug in UI.</text:p>
          </table:table-cell>
          <table:table-cell table:style-name="Table1.A1" office:value-type="string">
            <text:p text:style-name="P19"><text:span text:style-name="T17">7</text:span></text:p>
          </table:table-cell>
          <table:table-cell table:style-name="Table1.A1" office:value-type="string">
            <text:p text:style-name="P18">In progess</text:p>
          </table:table-cell>
          <table:table-cell table:style-name="Table1.A1" office:value-type="string">
            <text:p text:style-name="P3"/>
          </table:table-cell>
        </table:table-row>
      </table:table>
      <text:p text:style-name="P11"/>
      <text:p text:style-name="P14"><text:span text:style-name="T1">Plan for next week: </text:span><text:span text:style-name="T2"><text:s/></text:span><text:span text:style-name="T7">Implement UI</text:span></text:p>
      <text:p text:style-name="P13"><text:span text:style-name="T1">Total time spent till now (in hours): </text:span><text:span text:style-name="T3">1</text:span><text:span text:style-name="T5">70</text:span><text:span text:style-name="T6"> hours</text:span></text:p>
      <text:p text:style-name="P13"><text:span text:style-name="T1">Estimated total remaining time (in hours): </text:span><text:span text:style-name="T5">35</text:span><text:span text:style-name="T6"> hours</text:span></text:p>
      <text:p text:style-name="P7"/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2T02:00:36</dc:date>
    <dc:creator>vaidya </dc:creator>
    <meta:generator>LibreOffice/4.0.2.2$Linux_X86_64 LibreOffice_project/400m0$Build-2</meta:generator>
    <meta:editing-duration>PT18M43S</meta:editing-duration>
    <meta:editing-cycles>17</meta:editing-cycles>
    <meta:document-statistic meta:table-count="1" meta:image-count="0" meta:object-count="0" meta:page-count="1" meta:paragraph-count="27" meta:word-count="101" meta:character-count="600" meta:non-whitespace-character-count="523"/>
  </office:meta>
</office:document-meta>
</file>